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6b87" officeooo:paragraph-rsid="00196b87"/>
    </style:style>
    <style:style style:name="P2" style:family="paragraph" style:parent-style-name="Standard">
      <style:text-properties fo:font-weight="bold" officeooo:rsid="001ab181" officeooo:paragraph-rsid="001ab181" style:font-weight-asian="bold" style:font-weight-complex="bold"/>
    </style:style>
    <style:style style:name="P3" style:family="paragraph" style:parent-style-name="Standard">
      <style:text-properties fo:font-weight="bold" officeooo:rsid="001cabf7" officeooo:paragraph-rsid="001cabf7" style:font-weight-asian="bold" style:font-weight-complex="bold"/>
    </style:style>
    <style:style style:name="P4" style:family="paragraph" style:parent-style-name="Standard">
      <style:text-properties fo:font-weight="bold" officeooo:rsid="00196b87" officeooo:paragraph-rsid="00196b87" style:font-weight-asian="bold" style:font-weight-complex="bold"/>
    </style:style>
    <style:style style:name="P5" style:family="paragraph" style:parent-style-name="Standard">
      <style:text-properties fo:font-weight="bold" officeooo:rsid="001d47d1" officeooo:paragraph-rsid="001d47d1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enidos:</text:p>
      <text:p text:style-name="P1"/>
      <text:p text:style-name="P1"/>
      <text:p text:style-name="P1">Transaccion: Proceso mediante el cual se solicita una peticion y se responde en 1 sola instancia</text:p>
      <text:p text:style-name="P1">Requerimientos: Entrego todo lo que necesito y responde con si o no con lo pedido.</text:p>
      <text:p text:style-name="P1"/>
      <text:p text:style-name="P1">-----&gt;&gt; Propiedades de las transacciones &lt;&lt;----------------------</text:p>
      <text:p text:style-name="P1"/>
      <text:p text:style-name="P1">Domicidad: </text:p>
      <text:p text:style-name="P1">- <text:s/>El proceso es todo en uno, pero en terminos del proceso completo no se puede descomponer</text:p>
      <text:p text:style-name="P1">- Funciona o no funciona</text:p>
      <text:p text:style-name="P1"/>
      <text:p text:style-name="P1">Consistente: </text:p>
      <text:p text:style-name="P1">- El proceso que se realiza no deja el sistema inconsistente</text:p>
      <text:p text:style-name="P1">- <text:s/>La transaccion no debe dejar inconsistente el sistema</text:p>
      <text:p text:style-name="P1">- En una transferencia de $ entre dos cuentas, en una debe sumar y en la otra descontar</text:p>
      <text:p text:style-name="P1"/>
      <text:p text:style-name="P1">Independencia: </text:p>
      <text:p text:style-name="P1">- Las transacciones son independientes</text:p>
      <text:p text:style-name="P1">- <text:s/>Transacciones simultaneas en forma secuencial</text:p>
      <text:p text:style-name="P1"><text:s/>- Si una transaccion falla, no implica que otra transaccion falle, al menos que sea por falla</text:p>
      <text:p text:style-name="P1"><text:s text:c="4"/>general del sistema</text:p>
      <text:p text:style-name="P1">- Un error en un proceso no afecta a los demas</text:p>
      <text:p text:style-name="P1"/>
      <text:p text:style-name="P1">Las transacciones son perdurables en el tiempo =&gt; una accion hecha no desaparece con el tiempo</text:p>
      <text:p text:style-name="P1"/>
      <text:p text:style-name="P1">Atomicidad:Cada proceso debe ser completado satisfactoriamente.</text:p>
      <text:p text:style-name="P1"><text:s text:c="2"/><text:tab/><text:tab/><text:tab/><text:tab/> Es obligatorio que <text:s/>se garantice que cada uno de los procesos de las transacciones sea completado</text:p>
      <text:p text:style-name="P1"><text:tab/><text:tab/><text:tab/><text:tab/><text:tab/> satisfactoriamente<text:tab/>.</text:p>
      <text:p text:style-name="P1"/>
      <text:p text:style-name="P1">A =&gt; Atomicidad</text:p>
      <text:p text:style-name="P1">C =&gt; Consistencia</text:p>
      <text:p text:style-name="P1">I =&gt; Independencia</text:p>
      <text:p text:style-name="P1">D =&gt; Durabilidad</text:p>
      <text:p text:style-name="P1"/>
      <text:p text:style-name="P1">***********************************************************************************</text:p>
      <text:p text:style-name="P1"/>
      <text:p text:style-name="P1">Los sistemas transaccionales son independientes a la velocidad del usuario</text:p>
      <text:p text:style-name="P1"/>
      <text:p text:style-name="P1">En un sistema normal:</text:p>
      <text:p text:style-name="P1">- Las solicitudes se responden a la velocidad del usuario (pensar en elegir ual pc comprar) y en el pc o dispositivo del usuario ==&gt; durante ese tiempo hay recursos tomados del servidor</text:p>
      <text:p text:style-name="P1"/>
      <text:p text:style-name="P1"><text:tab/>(dibujo =&gt; cada pc cliente toma una porcion de recursos en el servidor(memoria por ej))</text:p>
      <text:p text:style-name="P1"/>
      <text:p text:style-name="P1"/>
      <text:p text:style-name="P1"/>
      <text:p text:style-name="P1"><text:soft-page-break/>Sistema no transaccional: El usuario interactua directamente con el sistema y funciona a la velocidad del sistema</text:p>
      <text:p text:style-name="P1"/>
      <text:p text:style-name="P1">Sistema transaccional: El sistema funciona a la velocidad del Servidor principal y adelante hay una parte</text:p>
      <text:p text:style-name="P1"><text:tab/><text:tab/><text:tab/><text:tab/><text:tab/><text:tab/><text:tab/><text:tab/><text:tab/><text:tab/><text:tab/> interactiva</text:p>
      <text:p text:style-name="P1"/>
      <text:p text:style-name="P1"/>
      <text:p text:style-name="P1">Asociado a cada transacción hay asociado un proceso transaccional que da a satisfacer esa transacción</text:p>
      <text:p text:style-name="P1"/>
      <text:p text:style-name="P1">Cada proceso con una transacción de forma independiente.</text:p>
      <text:p text:style-name="P1"/>
      <text:p text:style-name="P1">Si hay un nuevo proceso se agrega sin tener que bajar el sistema</text:p>
      <text:p text:style-name="P1"/>
      <text:p text:style-name="P1">Si hay una falla =&gt; se cae el proceso. En un sistema no transaccional, si hay un error =&gt; se cae todo</text:p>
      <text:p text:style-name="P1"/>
      <text:p text:style-name="P1">RPC ==&gt; comunicar 2 procesos ejecutandose de manera independiente.</text:p>
      <text:p text:style-name="P1"/>
      <text:p text:style-name="P1">tx_sa =&gt; transaccion interna</text:p>
      <text:p text:style-name="P1"/>
      <text:p text:style-name="P1"/>
      <text:p text:style-name="P1">En chile hay unos 7000-8000 cajeros automaticos y el sistema puede procesar 30 a 40 transacciones simultaneas</text:p>
      <text:p text:style-name="P1">***********************************************************************************</text:p>
      <text:p text:style-name="P1">solemne 2012</text:p>
      <text:p text:style-name="P1"/>
      <text:p text:style-name="P1">a)</text:p>
      <text:p text:style-name="P2">Son variados los mecanismos mediante los cuales un proceso transaccional puede</text:p>
      <text:p text:style-name="P2">comunicarse directamente con otro, a saber, un esquema de cola de mensajes, una</text:p>
      <text:p text:style-name="P2">transacción interna o la misma base de datos, lo cual permite que ambos procesos puedan</text:p>
      <text:p text:style-name="P2">intercambiar información entre ellos.</text:p>
      <text:p text:style-name="P1">Los procesos no se comunican directamente entre si. Un proceso deja informacion en la tx_sa y el otro si quiere</text:p>
      <text:p text:style-name="P1">la usa y si no quiere, no la usa</text:p>
      <text:p text:style-name="P1"/>
      <text:p text:style-name="P1">Los procesos no intercambian informacion.</text:p>
      <text:p text:style-name="P1"/>
      <text:p text:style-name="P1">La cola de mensajes se usa para comunicar los procesos con el demonio de base de datos</text:p>
      <text:p text:style-name="P1"/>
      <text:p text:style-name="P1">Cada proceso tiene su propio ambiente</text:p>
      <text:p text:style-name="P1"/>
      <text:p text:style-name="P1">Los procesos son independientes</text:p>
      <text:p text:style-name="P1"/>
      <text:p text:style-name="P1">El esquema de cola de mensajes no es para comunicar un proceso con otro, <text:s/>sino que el monitor con el proceso</text:p>
      <text:p text:style-name="P1">y el proceso con el demonio de la base de datos.</text:p>
      <text:p text:style-name="P1"/>
      <text:p text:style-name="P1">La transaccion interna permite dejar algo para que otro proceso eventualmente lo tome</text:p>
      <text:p text:style-name="P1"/>
      <text:p text:style-name="P1"><text:soft-page-break/>b)</text:p>
      <text:p text:style-name="P2">Un ambiente transaccional es el conjunto de formularios, transacciones y procesos</text:p>
      <text:p text:style-name="P2">transaccionales que tienen por objetivo satisfacer los requerimientos de los usuarios en cuanto</text:p>
      <text:p text:style-name="P2">a las funciones que el sistema ofrece.</text:p>
      <text:p text:style-name="P1">El monitor es el que provee el ambiente transaccional</text:p>
      <text:p text:style-name="P1"/>
      <text:p text:style-name="P1">Propiedades de las transacciones:</text:p>
      <text:p text:style-name="P1">A atomico</text:p>
      <text:p text:style-name="P1">C consistente</text:p>
      <text:p text:style-name="P1">I independiente</text:p>
      <text:p text:style-name="P1">D durable</text:p>
      <text:p text:style-name="P1"/>
      <text:p text:style-name="P1">c)</text:p>
      <text:p text:style-name="P2">La independencia de las transacciones en un sistema transaccional es fundamental,</text:p>
      <text:p text:style-name="P2">debido a que es imperioso que se garantice que el proceso que cada una de ellas conlleva sea</text:p>
      <text:p text:style-name="P2">completado satisfactoriamente, de manera tal que un error de procesamiento no afecte a las</text:p>
      <text:p text:style-name="P2">transacciones que vienen a continuación.</text:p>
      <text:p text:style-name="P1">Proceso de cada una de las transacciones que se garantice que el proceso que cada una de</text:p>
      <text:p text:style-name="P1">ellas sea completado ==&gt; ESO ES ATOMICIDAD Y NO INDEPENDENCIA</text:p>
      <text:p text:style-name="P1"/>
      <text:p text:style-name="P1"><text:s/>Es obligatorio que <text:s/>se garantice que cada uno de los procesos de las transacciones sea completado</text:p>
      <text:p text:style-name="P1"><text:s/>satisfactoriamente ==&gt; ESTO ES ATOMICIDAD</text:p>
      <text:p text:style-name="P1">Un error en un proceso no afecta a los demas</text:p>
      <text:p text:style-name="P1"/>
      <text:p text:style-name="P1">d)</text:p>
      <text:p text:style-name="P2">Un sistema de base de datos es un componente primordial en un sistema</text:p>
      <text:p text:style-name="P2">transaccional, dado que es el repositorio que almacena y provee la información que las</text:p>
      <text:p text:style-name="P2">transacciones requieren para su procesamiento.</text:p>
      <text:p text:style-name="P1">No es necesario estrictamente una base de datos, puede ser un txt o cualquier otra tecnología para</text:p>
      <text:p text:style-name="P1">almacenar datos</text:p>
      <text:p text:style-name="P1">No es primordial el uso de una base de datos</text:p>
      <text:p text:style-name="P1"/>
      <text:p text:style-name="P1">e)</text:p>
      <text:p text:style-name="P2">Una de las etapas en el diseño de un sistema transaccional es la definición y</text:p>
      <text:p text:style-name="P2">especificación de las transacciones que lo integran, de manera que ninguna de las</text:p>
      <text:p text:style-name="P2">funcionalidades ofrecidas quede sin su correspondiente transacción, dado que una vez</text:p>
      <text:p text:style-name="P2">construido el sistema es más complejo agregarle nuevas funciones.</text:p>
      <text:p text:style-name="P1">Dado que las transacciones son independientes, no es mas dificil y ni mas facil agregar nueva funcionalidad,</text:p>
      <text:p text:style-name="P1">sino que es agregable sin afectar a las demás.</text:p>
      <text:p text:style-name="P1">Debido a que las transacciones son independientes yo puedo agregar nuevas funcionalidades sin afectar a las</text:p>
      <text:p text:style-name="P1">que ya existen</text:p>
      <text:p text:style-name="P1"/>
      <text:p text:style-name="P1">PREGUNTA 2</text:p>
      <text:p text:style-name="P1"/>
      <text:p text:style-name="P1">Etapas de diseño de un sistema transaccional:</text:p>
      <text:p text:style-name="P1">1 - Definir funcionalidades que vamos a ofrecer</text:p>
      <text:p text:style-name="P1">2 - Definir las transacciones entrada y salida</text:p>
      <text:p text:style-name="P1"><text:soft-page-break/>3 - Definir los procesos</text:p>
      <text:p text:style-name="P1"/>
      <text:p text:style-name="P1">Tener un proceso que se encargue de comunicarse con las lineas aereas</text:p>
      <text:p text:style-name="P1">Debiese ser un proceso distinto por cada linea aerea</text:p>
      <text:p text:style-name="P1">Procesos independientes, demonios, para cada linea aerea</text:p>
      <text:p text:style-name="P1"/>
      <text:p text:style-name="P1"/>
      <text:p text:style-name="P1"/>
      <text:p text:style-name="P1">**********************************************</text:p>
      <text:p text:style-name="P1"/>
      <text:p text:style-name="P1">SOLEMNE RECUPERATIVA 2012</text:p>
      <text:p text:style-name="P1"/>
      <text:p text:style-name="P1">a)</text:p>
      <text:p text:style-name="P3">Debido a que los procesos transaccionales son activados en la medida</text:p>
      <text:p text:style-name="P3">en que llegan las transacciones, los procesos transaccionales requieren</text:p>
      <text:p text:style-name="P3">manejar una cola desde donde obtienen los datos a procesar.</text:p>
      <text:p text:style-name="P1">Los procesos se activan cuando llega la transaccion....&gt; hasta ahi ok</text:p>
      <text:p text:style-name="P1">los procesos requieren manejar una cola ==&gt; FALSO , el monitor maneja la cola</text:p>
      <text:p text:style-name="P1">desde la cola se obtienen los datos a procesar ==&gt; VERDADERO</text:p>
      <text:p text:style-name="P1"/>
      <text:p text:style-name="P1">b)</text:p>
      <text:p text:style-name="P3">Los procesos transaccionales pueden comunicarse entre sí a través de</text:p>
      <text:p text:style-name="P3">una transacción interna. De esta forma, es posible modificar su</text:p>
      <text:p text:style-name="P3">procesamiento según sean esos datos internos que reciba el proceso.</text:p>
      <text:p text:style-name="P1">Los procesos no se comunican entre si</text:p>
      <text:p text:style-name="P1">La transacciones pueden dejar algo para que sea usado por otro proceso ==&gt; tx_sa</text:p>
      <text:p text:style-name="P1"/>
      <text:p text:style-name="P1">c)</text:p>
      <text:p text:style-name="P3">Los procesos transaccionales no pueden acceder directamente a una base</text:p>
      <text:p text:style-name="P3">de datos debido a que el Monitor Transaccional bloquea dichos accesos.</text:p>
      <text:p text:style-name="P3">Por este motivo, se requiere desarrollar un proceso externo para cumplir</text:p>
      <text:p text:style-name="P3">con esta función.</text:p>
      <text:p text:style-name="P1">Pueden acceder a la base de datos pero no se recomienda, porque como el proceso se activa cuando</text:p>
      <text:p text:style-name="P1">llega la transaccion, cada vez se tiene que conectar y desconectar a la base de datos</text:p>
      <text:p text:style-name="P1">es muy costoso en tiempo</text:p>
      <text:p text:style-name="P1"/>
      <text:p text:style-name="P1">El monitor no bloquea el acceso de la base de datos</text:p>
      <text:p text:style-name="P1"/>
      <text:p text:style-name="P1">Para el caso del monitor usado en clases, es necesario desarrollar un proceso externo ya que no</text:p>
      <text:p text:style-name="P1">tiene esta funcionalidad. En los monitores transaccionales comerciales esta funcionalidad esta</text:p>
      <text:p text:style-name="P1">incluida</text:p>
      <text:p text:style-name="P1"/>
      <text:p text:style-name="P1">d)</text:p>
      <text:p text:style-name="P3">Una transacción debe contener todos los datos requeridos para su</text:p>
      <text:p text:style-name="P3">procesamiento. Por tal razón, es posible procesar una transacción sin</text:p>
      <text:p text:style-name="P3">tener que recurrir a información almacenada en una base de datos.</text:p>
      <text:p text:style-name="P4">Una transaccion debe ==&gt; el DEBE esta malo</text:p>
      <text:p text:style-name="P1">lo correcto es que PUEDE CONTENER todos los datos</text:p>
      <text:p text:style-name="P1"/>
      <text:p text:style-name="P1"><text:soft-page-break/></text:p>
      <text:p text:style-name="P1"/>
      <text:p text:style-name="P1">PREGUNTA 2</text:p>
      <text:p text:style-name="P1"/>
      <text:p text:style-name="P1"/>
      <text:p text:style-name="P1">**********************************************</text:p>
      <text:p text:style-name="P1"/>
      <text:p text:style-name="P1">JUNIO 2014</text:p>
      <text:p text:style-name="P1"/>
      <text:p text:style-name="P1">a)</text:p>
      <text:p text:style-name="P3">Una de las funciones de un Monitor Transaccional es la de administrar y controlar los</text:p>
      <text:p text:style-name="P3">procesos transaccionales. En efecto, es el Monitor quien decide cuando un proceso</text:p>
      <text:p text:style-name="P3">debe ejecutar, en función de las transacciones que estén llegando al sistema. De la</text:p>
      <text:p text:style-name="P3">misma forma, decide cuando un proceso debe dejar de funcionar, en la medida que no</text:p>
      <text:p text:style-name="P3">se reciban transacciones para dicho proceso.</text:p>
      <text:p text:style-name="P1">Hasta el primer punto seguido es 100% VERDADERO</text:p>
      <text:p text:style-name="P1">el monitor decide cuando un proceso debe ejecutar =&gt; VERDADERO</text:p>
      <text:p text:style-name="P1"/>
      <text:p text:style-name="P1">decide cuando =&gt; AMBIGUO</text:p>
      <text:p text:style-name="P1"/>
      <text:p text:style-name="P1">El monitor no decide cuando un proceso termina ==&gt; FALSO</text:p>
      <text:p text:style-name="P1"/>
      <text:p text:style-name="P1">EL monitor no tiene injerencia(no puede hacer nada para</text:p>
      <text:p text:style-name="P1">que el proceso decida cuando el proceso termina) en proceso de cuando debe terminar</text:p>
      <text:p text:style-name="P1"/>
      <text:p text:style-name="P1"/>
      <text:p text:style-name="P1">b)</text:p>
      <text:p text:style-name="P3">La “lógica del negocio” es programada en los procesos transaccionales de manera de</text:p>
      <text:p text:style-name="P3">posibilitar la ejecucion concurrente de varias transacciones del mismo tipo. Debido a</text:p>
      <text:p text:style-name="P3">ello, requieren estar comunicados entre si. Esta comunicación se logra mediante unas</text:p>
      <text:p text:style-name="P3">transacciones de salida internas que entrega cada proceso, las que son puestas a</text:p>
      <text:p text:style-name="P3">disposición del proceso que las requiera.</text:p>
      <text:p text:style-name="P1">El monitor para las transacciones concurrentes activa multiples procesos con la misma transaccion</text:p>
      <text:p text:style-name="P1"/>
      <text:p text:style-name="P1">La logica de negocio es programada en los procesos transaccionales ==&gt; VERDADERO - de manera de posibilitar</text:p>
      <text:p text:style-name="P1">la ejecucion concurrente de varias transacciones del mismo tipo ==&gt; NO NECESARIAMENTE, es el monitor</text:p>
      <text:p text:style-name="P1">quien hace la ejecucion concurrente de transacciones del mismo tipo en la medida que le lleguen transacciones</text:p>
      <text:p text:style-name="P1">iguales y activa varias instancias del mismo proceso</text:p>
      <text:p text:style-name="P1"/>
      <text:p text:style-name="P1">La comunicacion <text:s/>se logra mediante unas transacciones de salida internas que entrega cada proceso ==&gt; VERDADERO</text:p>
      <text:p text:style-name="P1"/>
      <text:p text:style-name="P1">El contenido de TX_SA <text:s/>es puesto a disposicion del <text:s/>proceso que las requiera ==&gt; FALSO ==&gt; es el proceso que</text:p>
      <text:p text:style-name="P1">viene a continuacion en la cadena de procesamiento que se ha difinido,el proceso</text:p>
      <text:p text:style-name="P1">viene despues de mi siempre que se mantenga el contexto (los socket)</text:p>
      <text:p text:style-name="P1"><text:soft-page-break/></text:p>
      <text:p text:style-name="P1">c)</text:p>
      <text:p text:style-name="P5">Una de las características que debe cumplir un sistema transaccional es la de</text:p>
      <text:p text:style-name="P5">garantizar la independencia de las transacciones. Ello implica que el proceso</text:p>
      <text:p text:style-name="P5">encargado de la ejecución de una transacción debe preocuparse de no dejar trazas de</text:p>
      <text:p text:style-name="P5">ella, de manera de no afectar a la transaccion que viene a continuacion.</text:p>
      <text:p text:style-name="P1">El proceso no se preocupa de no dejar trasas, se ejecuta y termina, y todo lo que haya dejado a excepcion de la tx_sa</text:p>
      <text:p text:style-name="P1">desaparece.</text:p>
      <text:p text:style-name="P1">Despues del punto seguido hasta la coma es FALSO</text:p>
      <text:p text:style-name="P1"/>
      <text:p text:style-name="P1">Hasta el primer punto seguido ==&gt; VERDADERO(Una de las caracteristicas que debe cumplir un sistema transaccional es la de garantizar</text:p>
      <text:p text:style-name="P1">la independencia de las transacciones)</text:p>
      <text:p text:style-name="P1"/>
      <text:p text:style-name="P1">No afecta a la transaccion que viene a continuacion porque es un proceso nuevo que parte de cero ==&gt; INDEPENDENCIA de las transacciones</text:p>
      <text:p text:style-name="P1"/>
      <text:p text:style-name="P1">d)</text:p>
      <text:p text:style-name="P5">Las transacciones son el medio de transporte de los requerimientos de los usuarios</text:p>
      <text:p text:style-name="P5">hacia el sistema transaccional, así como de las respuestas que entregan los procesos</text:p>
      <text:p text:style-name="P5">transaccionales a dichos requerimientos. Asimismo, dentro del sistema mismo, las</text:p>
      <text:p text:style-name="P5">transacciones fluyen de un proceso transaccional a otro, hasta completarse el</text:p>
      <text:p text:style-name="P5">procesamiento requerido para responder al usuario.</text:p>
      <text:p text:style-name="P1">Las transacciones son el medio de transporte de los requerimientos de los usuarios hacia el sistema transaccional ==&gt; VERDADERO pero</text:p>
      <text:p text:style-name="P1">puede ser FALSO dependiendo de la interpretacion ==&gt; EL MEDIO DE TRANSPORTE ES EL PROTOCOLO TCP Y FIBRA OPTICA - LOS ELECTRONES</text:p>
      <text:p text:style-name="P1">Las transacciones fluyen de un proceso a otro ==&gt; FALSOOO</text:p>
      <text:p text:style-name="P1">Las transacciones vienen del usuario se procesa y vuelve al usuario</text:p>
      <text:p text:style-name="P1">Lo que va de un proceso a otro es la tx_sa</text:p>
      <text:p text:style-name="P1"/>
      <text:p text:style-name="P1">e)</text:p>
      <text:p text:style-name="P5">Un problema que deben resolver los procesos transaccionales es el manejo de la</text:p>
      <text:p text:style-name="P5">concurrencia de transacciones que llegan al sistema transaccional, Al implementarse</text:p>
      <text:p text:style-name="P5">este manejo es posible ejecutar al mismo tiempo un numero indeterminado de</text:p>
      <text:p text:style-name="P5">transacciones, con lo cual podemos atender a tantos usuarios como requieran atencion</text:p>
      <text:p text:style-name="P5">del sistema.</text:p>
      <text:p text:style-name="P1">Los procesos se preocupan de la concurrencia ==&gt; FALSO</text:p>
      <text:p text:style-name="P1">EL monitor se precocupa de la concurrencia</text:p>
      <text:p text:style-name="P1">No hay limite de transacciones que se pueden antender de forma simultanea, pero limitado por los recursos.</text:p>
      <text:p text:style-name="P1">Si se agotan los recursos del sistema, se genera una cola para antender los procesos uno a uno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PREGUNTA 2</text:p>
      <text:p text:style-name="P1"/>
      <text:p text:style-name="P1">Argumentos para usar un monitor transaccional</text:p>
      <text:p text:style-name="P1">a)</text:p>
      <text:p text:style-name="P5">Explique qué argumentos utilizaría para ello y qué consideraciones debe tener en cuenta en</text:p>
      <text:p text:style-name="P5">relacion al sistema que se le va a desarrollar.</text:p>
      <text:p text:style-name="P1">- Desarrollo escalable</text:p>
      <text:p text:style-name="P1">- Demora porque el usuario no ingresa todo los datos</text:p>
      <text:p text:style-name="P1">- si cae un proceso no cae todos &lt;==&gt; INDEPENDENCIA de los procesos</text:p>
      <text:p text:style-name="P1">- Desarrollo puede ser incremental, agregar nuevas funcionalidades sin afectar a las demás</text:p>
      <text:p text:style-name="P1">- uso de mas de un servidor para contener el sistema</text:p>
      <text:p text:style-name="P1"/>
      <text:p text:style-name="P1">b)</text:p>
      <text:p text:style-name="P5">Expliquele a su cliente las ventajas de usar un sistema transaccional, asi como señalarle los</text:p>
      <text:p text:style-name="P5">problemas que le podria acarrear un sistema de este tipo.</text:p>
      <text:p text:style-name="P1">- puedo procesar una gran cantidad de transacciones sin usar recursos excesivos del computador</text:p>
      <text:p text:style-name="P1">- usa mejor los recursos del computador</text:p>
      <text:p text:style-name="P1">- simplifica la busqueda de errores</text:p>
      <text:p text:style-name="P1">- pueden ser 1000 procesos pero cada uno de 50 lineas c/u</text:p>
      <text:p text:style-name="P1"/>
      <text:p text:style-name="P1">PROBLEMAS</text:p>
      <text:p text:style-name="P1">- se puede interceptar la transacción y modificarla</text:p>
      <text:p text:style-name="P1"/>
      <text:p text:style-name="P1">c)</text:p>
      <text:p text:style-name="P5">Finalmente, analice qué tipo de requerimiento que pudiese tener su cliente le haría abandonar la</text:p>
      <text:p text:style-name="P5">idea de un desarrollo transaccional.</text:p>
      <text:p text:style-name="P1">- aplicaciones en tiempo real(mineria, software de avion, monitoreo signos vitales) no puede implementarse en forma transaccion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20:11:25.393213269</meta:creation-date>
    <dc:date>2016-11-25T20:20:08.531720214</dc:date>
    <meta:editing-duration>PT8M42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7" meta:paragraph-count="218" meta:word-count="2063" meta:character-count="12809" meta:non-whitespace-character-count="10920"/>
  </office:meta>
</office:document-meta>
</file>